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dd3" officeooo:paragraph-rsid="00171dd3"/>
    </style:style>
    <style:style style:name="P2" style:family="paragraph" style:parent-style-name="Standard">
      <style:text-properties officeooo:rsid="0017c356" officeooo:paragraph-rsid="0017c356"/>
    </style:style>
    <style:style style:name="P3" style:family="paragraph" style:parent-style-name="Standard">
      <style:text-properties officeooo:rsid="001a0e7e" officeooo:paragraph-rsid="001a0e7e"/>
    </style:style>
    <style:style style:name="P4" style:family="paragraph" style:parent-style-name="Standard">
      <style:text-properties officeooo:rsid="001a0e7e" officeooo:paragraph-rsid="001c5af7"/>
    </style:style>
    <style:style style:name="P5" style:family="paragraph" style:parent-style-name="Standard">
      <style:text-properties officeooo:rsid="001c5af7" officeooo:paragraph-rsid="001c5af7"/>
    </style:style>
    <style:style style:name="P6" style:family="paragraph" style:parent-style-name="Standard">
      <style:text-properties officeooo:rsid="001ff42e" officeooo:paragraph-rsid="001ff42e"/>
    </style:style>
    <style:style style:name="P7" style:family="paragraph" style:parent-style-name="Standard">
      <style:paragraph-properties style:line-height-at-least="0.423cm"/>
      <style:text-properties fo:color="#d4d4d4" style:font-name="Droid Sans Mono" fo:font-size="8.55000019073486pt" fo:font-weight="normal" fo:background-color="#1e1e1e"/>
    </style:style>
    <style:style style:name="P8" style:family="paragraph" style:parent-style-name="Standard">
      <style:text-properties fo:color="#d4d4d4" style:font-name="Droid Sans Mono" fo:font-size="8.55000019073486pt" fo:font-weight="normal" officeooo:rsid="001ff42e" officeooo:paragraph-rsid="001ff42e" fo:background-color="#1e1e1e"/>
    </style:style>
    <style:style style:name="P9" style:family="paragraph" style:parent-style-name="Standard">
      <style:paragraph-properties style:line-height-at-least="0.423cm"/>
      <style:text-properties fo:color="#d4d4d4" style:font-name="Droid Sans Mono" fo:font-size="8.55000019073486pt" fo:font-weight="normal" officeooo:rsid="002a1cfb" officeooo:paragraph-rsid="002a1cfb" fo:background-color="#1e1e1e"/>
    </style:style>
    <style:style style:name="P10" style:family="paragraph" style:parent-style-name="Standard">
      <style:paragraph-properties style:line-height-at-least="0.423cm"/>
      <style:text-properties fo:color="#d4d4d4" style:font-name="Droid Sans Mono" fo:font-size="8.55000019073486pt" fo:font-weight="normal" officeooo:rsid="002e1ee0" officeooo:paragraph-rsid="002e1ee0" fo:background-color="#1e1e1e"/>
    </style:style>
    <style:style style:name="P11" style:family="paragraph" style:parent-style-name="Standard">
      <style:paragraph-properties style:line-height-at-least="0.423cm"/>
      <style:text-properties fo:color="#d4d4d4" style:font-name="Droid Sans Mono" fo:font-size="8.55000019073486pt" fo:font-weight="normal" officeooo:rsid="0031316c" officeooo:paragraph-rsid="0031316c" fo:background-color="#1e1e1e"/>
    </style:style>
    <style:style style:name="P12" style:family="paragraph" style:parent-style-name="Standard">
      <style:paragraph-properties style:line-height-at-least="0.423cm"/>
      <style:text-properties fo:color="#d4d4d4" style:font-name="Droid Sans Mono" fo:font-size="8.55000019073486pt" fo:font-weight="normal" officeooo:rsid="0033696e" officeooo:paragraph-rsid="0033696e" fo:background-color="#1e1e1e"/>
    </style:style>
    <style:style style:name="P13" style:family="paragraph" style:parent-style-name="Standard">
      <style:paragraph-properties style:line-height-at-least="0.423cm"/>
      <style:text-properties fo:color="#d4d4d4" style:font-name="Droid Sans Mono" fo:font-size="8.55000019073486pt" fo:font-weight="normal" officeooo:rsid="0039191c" officeooo:paragraph-rsid="0039191c" fo:background-color="#1e1e1e"/>
    </style:style>
    <style:style style:name="P14" style:family="paragraph" style:parent-style-name="Standard">
      <style:paragraph-properties style:line-height-at-least="0.423cm"/>
    </style:style>
    <style:style style:name="P15" style:family="paragraph" style:parent-style-name="Standard">
      <style:text-properties officeooo:paragraph-rsid="001c5af7"/>
    </style:style>
    <style:style style:name="P16" style:family="paragraph" style:parent-style-name="Standard">
      <style:paragraph-properties style:line-height-at-least="0.423cm"/>
      <style:text-properties officeooo:rsid="0028e0af"/>
    </style:style>
    <style:style style:name="P17" style:family="paragraph" style:parent-style-name="Standard">
      <style:paragraph-properties style:line-height-at-least="0.423cm"/>
      <style:text-properties fo:color="#ce9178" style:font-name="Droid Sans Mono" fo:font-size="8.55000019073486pt" fo:font-weight="normal" fo:background-color="#1e1e1e"/>
    </style:style>
    <style:style style:name="P18" style:family="paragraph" style:parent-style-name="Standard">
      <style:paragraph-properties style:line-height-at-least="0.423cm"/>
      <style:text-properties officeooo:rsid="002a1cfb" officeooo:paragraph-rsid="002a1cfb"/>
    </style:style>
    <style:style style:name="P19" style:family="paragraph" style:parent-style-name="Standard">
      <style:paragraph-properties style:line-height-at-least="0.423cm"/>
      <style:text-properties officeooo:rsid="002e1ee0" officeooo:paragraph-rsid="002e1ee0"/>
    </style:style>
    <style:style style:name="P20" style:family="paragraph" style:parent-style-name="Standard">
      <style:paragraph-properties style:line-height-at-least="0.423cm"/>
      <style:text-properties officeooo:rsid="0031316c" officeooo:paragraph-rsid="0031316c"/>
    </style:style>
    <style:style style:name="P21" style:family="paragraph" style:parent-style-name="Standard">
      <style:paragraph-properties style:line-height-at-least="0.423cm"/>
      <style:text-properties officeooo:rsid="0033696e" officeooo:paragraph-rsid="0033696e"/>
    </style:style>
    <style:style style:name="P22" style:family="paragraph" style:parent-style-name="Standard">
      <style:paragraph-properties style:line-height-at-least="0.423cm"/>
      <style:text-properties officeooo:rsid="0038498f" officeooo:paragraph-rsid="0038498f"/>
    </style:style>
    <style:style style:name="P23" style:family="paragraph" style:parent-style-name="Standard">
      <style:paragraph-properties style:line-height-at-least="0.423cm"/>
      <style:text-properties officeooo:rsid="0039191c" officeooo:paragraph-rsid="0039191c"/>
    </style:style>
    <style:style style:name="P24" style:family="paragraph" style:parent-style-name="Standard">
      <style:paragraph-properties fo:margin-top="0cm" fo:margin-bottom="0.499cm" loext:contextual-spacing="false" style:line-height-at-least="0.423cm"/>
    </style:style>
    <style:style style:name="P25" style:family="paragraph" style:parent-style-name="Standard">
      <style:paragraph-properties style:line-height-at-least="0.423cm"/>
      <style:text-properties fo:color="#d4d4d4" style:font-name="Droid Sans Mono" fo:font-size="8.55000019073486pt" fo:font-weight="normal" fo:background-color="#1e1e1e"/>
    </style:style>
    <style:style style:name="P26" style:family="paragraph" style:parent-style-name="Standard">
      <style:paragraph-properties style:line-height-at-least="0.423cm"/>
      <style:text-properties fo:color="#808080" style:font-name="Droid Sans Mono" fo:font-size="8.55000019073486pt" fo:font-weight="normal" fo:background-color="#1e1e1e"/>
    </style:style>
    <style:style style:name="P27" style:family="paragraph" style:parent-style-name="Standard">
      <style:text-properties officeooo:rsid="00171dd3" officeooo:paragraph-rsid="00171dd3"/>
    </style:style>
    <style:style style:name="P28" style:family="paragraph" style:parent-style-name="Standard">
      <style:text-properties officeooo:rsid="00171dd3" officeooo:paragraph-rsid="00428dac"/>
    </style:style>
    <style:style style:name="P29" style:family="paragraph" style:parent-style-name="Standard">
      <style:text-properties officeooo:rsid="001a0e7e" officeooo:paragraph-rsid="00428dac"/>
    </style:style>
    <style:style style:name="P30" style:family="paragraph" style:parent-style-name="Standard">
      <style:text-properties officeooo:rsid="001c5af7" officeooo:paragraph-rsid="00428dac"/>
    </style:style>
    <style:style style:name="P31" style:family="paragraph" style:parent-style-name="Standard">
      <style:text-properties officeooo:rsid="001c5af7" officeooo:paragraph-rsid="001c5af7"/>
    </style:style>
    <style:style style:name="P32" style:family="paragraph" style:parent-style-name="Standard">
      <style:paragraph-properties style:line-height-at-least="0.423cm"/>
      <style:text-properties officeooo:rsid="002a1cfb" officeooo:paragraph-rsid="00428dac"/>
    </style:style>
    <style:style style:name="P33" style:family="paragraph" style:parent-style-name="Standard">
      <style:paragraph-properties style:line-height-at-least="0.423cm"/>
      <style:text-properties officeooo:rsid="0031316c" officeooo:paragraph-rsid="0031316c"/>
    </style:style>
    <style:style style:name="P34" style:family="paragraph" style:parent-style-name="Standard">
      <style:paragraph-properties style:line-height-at-least="0.423cm"/>
      <style:text-properties officeooo:rsid="0031316c" officeooo:paragraph-rsid="00428dac"/>
    </style:style>
    <style:style style:name="P35" style:family="paragraph" style:parent-style-name="Standard">
      <style:paragraph-properties style:line-height-at-least="0.423cm"/>
      <style:text-properties officeooo:rsid="0033696e" officeooo:paragraph-rsid="00428dac"/>
    </style:style>
    <style:style style:name="P36" style:family="paragraph" style:parent-style-name="Standard">
      <style:paragraph-properties style:line-height-at-least="0.423cm"/>
      <style:text-properties officeooo:rsid="0038498f" officeooo:paragraph-rsid="00428dac"/>
    </style:style>
    <style:style style:name="P37" style:family="paragraph" style:parent-style-name="Standard">
      <style:text-properties officeooo:rsid="0017c356" officeooo:paragraph-rsid="0017c356"/>
    </style:style>
    <style:style style:name="P38" style:family="paragraph" style:parent-style-name="Standard">
      <style:paragraph-properties style:line-height-at-least="0.423cm"/>
      <style:text-properties officeooo:rsid="002e1ee0" officeooo:paragraph-rsid="002e1ee0"/>
    </style:style>
    <style:style style:name="P39" style:family="paragraph" style:parent-style-name="Standard">
      <style:paragraph-properties style:line-height-at-least="0.423cm"/>
      <style:text-properties officeooo:rsid="0039191c" officeooo:paragraph-rsid="0039191c"/>
    </style:style>
    <style:style style:name="P4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28dac" officeooo:paragraph-rsid="00428dac"/>
    </style:style>
    <style:style style:name="P41" style:family="paragraph" style:parent-style-name="Standard">
      <style:paragraph-properties style:line-height-at-least="0.423cm" fo:padding-left="0cm" fo:padding-right="0cm" fo:padding-top="0cm" fo:padding-bottom="0.074cm" fo:border-left="none" fo:border-right="none" fo:border-top="none" fo:border-bottom="0.06pt solid #000000" style:join-border="false"/>
      <style:text-properties officeooo:rsid="0038498f" officeooo:paragraph-rsid="00428dac"/>
    </style:style>
    <style:style style:name="P4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7c356" officeooo:paragraph-rsid="0017c356"/>
    </style:style>
    <style:style style:name="P43" style:family="paragraph" style:parent-style-name="Standard">
      <style:paragraph-properties style:line-height-at-least="0.423cm" fo:padding-left="0cm" fo:padding-right="0cm" fo:padding-top="0cm" fo:padding-bottom="0.074cm" fo:border-left="none" fo:border-right="none" fo:border-top="none" fo:border-bottom="0.06pt solid #000000" style:join-border="false"/>
      <style:text-properties fo:color="#808080" style:font-name="Droid Sans Mono" fo:font-size="8.55000019073486pt" fo:font-weight="normal" fo:background-color="#1e1e1e"/>
    </style:style>
    <style:style style:name="P44" style:family="paragraph" style:parent-style-name="Standard">
      <style:paragraph-properties style:line-height-at-least="0.423cm" fo:padding-left="0cm" fo:padding-right="0cm" fo:padding-top="0cm" fo:padding-bottom="0.074cm" fo:border-left="none" fo:border-right="none" fo:border-top="none" fo:border-bottom="0.06pt solid #000000" style:join-border="false"/>
      <style:text-properties officeooo:rsid="002e1ee0" officeooo:paragraph-rsid="002e1ee0"/>
    </style:style>
    <style:style style:name="P45" style:family="paragraph" style:parent-style-name="Standard">
      <style:paragraph-properties style:line-height-at-least="0.423cm" fo:padding-left="0cm" fo:padding-right="0cm" fo:padding-top="0cm" fo:padding-bottom="0.074cm" fo:border-left="none" fo:border-right="none" fo:border-top="none" fo:border-bottom="0.06pt solid #000000" style:join-border="false"/>
      <style:text-properties officeooo:rsid="0031316c" officeooo:paragraph-rsid="0031316c"/>
    </style:style>
    <style:style style:name="P46" style:family="paragraph" style:parent-style-name="Standard">
      <style:paragraph-properties style:line-height-at-least="0.423cm" fo:padding-left="0cm" fo:padding-right="0cm" fo:padding-top="0cm" fo:padding-bottom="0.074cm" fo:border-left="none" fo:border-right="none" fo:border-top="none" fo:border-bottom="0.06pt solid #000000" style:join-border="false"/>
      <style:text-properties officeooo:rsid="0033696e" officeooo:paragraph-rsid="0033696e"/>
    </style:style>
    <style:style style:name="P47" style:family="paragraph" style:parent-style-name="Standard">
      <style:paragraph-properties style:line-height-at-least="0.423cm" fo:padding-left="0cm" fo:padding-right="0cm" fo:padding-top="0cm" fo:padding-bottom="0.074cm" fo:border-left="none" fo:border-right="none" fo:border-top="none" fo:border-bottom="0.06pt solid #000000" style:join-border="false"/>
      <style:text-properties officeooo:rsid="0039191c" officeooo:paragraph-rsid="0039191c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5af7" officeooo:paragraph-rsid="001c5af7"/>
    </style:style>
    <style:style style:name="T1" style:family="text">
      <style:text-properties officeooo:rsid="001c5af7"/>
    </style:style>
    <style:style style:name="T2" style:family="text">
      <style:text-properties officeooo:rsid="001ff42e"/>
    </style:style>
    <style:style style:name="T3" style:family="text">
      <style:text-properties fo:color="#808080"/>
    </style:style>
    <style:style style:name="T4" style:family="text">
      <style:text-properties fo:color="#808080" style:font-name="Droid Sans Mono" fo:font-size="8.55000019073486pt" fo:font-weight="normal" fo:background-color="#1e1e1e" loext:char-shading-value="0"/>
    </style:style>
    <style:style style:name="T5" style:family="text">
      <style:text-properties fo:color="#569cd6"/>
    </style:style>
    <style:style style:name="T6" style:family="text">
      <style:text-properties fo:color="#569cd6" style:font-name="Droid Sans Mono" fo:font-size="8.55000019073486pt" fo:font-weight="normal" fo:background-color="#1e1e1e" loext:char-shading-value="0"/>
    </style:style>
    <style:style style:name="T7" style:family="text">
      <style:text-properties fo:color="#569cd6" officeooo:rsid="0031fa3e"/>
    </style:style>
    <style:style style:name="T8" style:family="text">
      <style:text-properties fo:color="#d4d4d4" style:font-name="Droid Sans Mono" fo:font-size="8.55000019073486pt" fo:font-weight="normal" fo:background-color="#1e1e1e" loext:char-shading-value="0"/>
    </style:style>
    <style:style style:name="T9" style:family="text">
      <style:text-properties fo:color="#9cdcfe"/>
    </style:style>
    <style:style style:name="T10" style:family="text">
      <style:text-properties fo:color="#ce9178"/>
    </style:style>
    <style:style style:name="T11" style:family="text">
      <style:text-properties fo:color="#ce9178" style:font-name="Droid Sans Mono" fo:font-size="8.55000019073486pt" fo:font-weight="normal" fo:background-color="#1e1e1e" loext:char-shading-value="0"/>
    </style:style>
    <style:style style:name="T12" style:family="text">
      <style:text-properties officeooo:rsid="00257978"/>
    </style:style>
    <style:style style:name="T13" style:family="text">
      <style:text-properties officeooo:rsid="002cf450"/>
    </style:style>
    <style:style style:name="T14" style:family="text">
      <style:text-properties officeooo:rsid="002e1ee0"/>
    </style:style>
    <style:style style:name="T15" style:family="text">
      <style:text-properties officeooo:rsid="002ff22c"/>
    </style:style>
    <style:style style:name="T16" style:family="text">
      <style:text-properties officeooo:rsid="0031fa3e"/>
    </style:style>
    <style:style style:name="T17" style:family="text">
      <style:text-properties officeooo:rsid="0039191c"/>
    </style:style>
    <style:style style:name="T18" style:family="text">
      <style:text-properties officeooo:rsid="00392c6d"/>
    </style:style>
    <style:style style:name="T19" style:family="text">
      <style:text-properties officeooo:rsid="003ba2d6"/>
    </style:style>
    <style:style style:name="T20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İçindekiler </text:p>
      <text:p text:style-name="P1"/>
      <text:p text:style-name="P28">1- Neden VueJS </text:p>
      <text:p text:style-name="P29">2- Kurulum </text:p>
      <text:p text:style-name="P30">3- <text:span text:style-name="T2">İlk Component </text:span></text:p>
      <text:p text:style-name="P32">4- Data İçerisinde Tuttuğumuz Veriyi Gösterme</text:p>
      <text:p text:style-name="P34">5- Methods Kısmında Datadaki Verileri Birleştirme</text:p>
      <text:p text:style-name="P35">6- <text:s/>V-Model ve <text:s/>Computed Alanı</text:p>
      <text:p text:style-name="P36">7- <text:span text:style-name="T17">Click Eventler</text:span></text:p>
      <text:p text:style-name="P41"/>
      <text:p text:style-name="P36"/>
      <text:p text:style-name="P28"/>
      <text:p text:style-name="P28"/>
      <text:p text:style-name="P1">1- Neden VueJS </text:p>
      <text:p text:style-name="P1"/>
      <text:p text:style-name="P1">* Kullanıcı dostu , <text:s/>çok yönlü , performanslı , sürdürülebilir , test edilebilirdir .</text:p>
      <text:p text:style-name="P1">* Modern JavaScript Web Frameworklerinden biridir .</text:p>
      <text:p text:style-name="P1">* Prograssive bir kütüphanedir . Jquery tarzı kullanılabilir . </text:p>
      <text:p text:style-name="P1">* Süreçler işlerin browser üzerinde döndürülmesine en güzel örneklerdendir .</text:p>
      <text:p text:style-name="P1">* Birkaç türlü uygulama geliştirilebilir .</text:p>
      <text:p text:style-name="P1">* Bakımı kolaydır .</text:p>
      <text:p text:style-name="P1">* Kendi içerisinde Core’unu ve Router’ını barındırır .</text:p>
      <text:p text:style-name="P1">* Reusable Components desteği sunar . <text:s/>Bir defa yazıp birçok defa kullanabiliriz .</text:p>
      <text:p text:style-name="P2">* Her component başlı başına bir yapı gibi çalışır .</text:p>
      <text:p text:style-name="P2"/>
      <text:p text:style-name="P42"/>
      <text:p text:style-name="P2"/>
      <text:p text:style-name="P2"/>
      <text:p text:style-name="P29">2- Kurulum </text:p>
      <text:p text:style-name="P3"/>
      <text:p text:style-name="P3">* VueJS sitesinden script etiketlerini alıp html dosyanızın head blokları içerisine aktarabilirsiniz .</text:p>
      <text:p text:style-name="P3">* <text:span text:style-name="T1">Dosya kurulumu halinde yapmak isterseniz NodeJS ve NPM yüklemelisiniz .</text:span></text:p>
      <text:p text:style-name="P3">* <text:span text:style-name="T1">Daha sonra ;</text:span></text:p>
      <text:p text:style-name="P3"><text:s text:c="4"/></text:p>
      <text:p text:style-name="P4"><text:s text:c="4"/><text:span text:style-name="T1">$ npm install <text:s/>-g <text:s/>vue – cli </text:span></text:p>
      <text:p text:style-name="P5"><text:s text:c="4"/>$ vue init webpack projeDosyaAdi </text:p>
      <text:p text:style-name="P5"><text:s text:c="4"/>$ cd <text:s/>projeDosyaAdi</text:p>
      <text:p text:style-name="P5"><text:s text:c="4"/>$ npm install </text:p>
      <text:p text:style-name="P5"><text:s text:c="4"/>$ npm <text:s/>run <text:s/>dev </text:p>
      <text:p text:style-name="P5"/>
      <text:p text:style-name="P48"/>
      <text:p text:style-name="P5"/>
      <text:p text:style-name="P1"/>
      <text:p text:style-name="P5">3- <text:span text:style-name="T2">İlk Component </text:span></text:p>
      <text:p text:style-name="P5"/>
      <text:p text:style-name="P5">* <text:span text:style-name="T2">VueJS te yapıya uymak için her alanın bir component olması idealdir .</text:span></text:p>
      <text:p text:style-name="P5">* <text:span text:style-name="T2">Proje dosyamızın üzerinde sağ tıklayıp yeni dosya diyelim .</text:span></text:p>
      <text:p text:style-name="P5">* <text:span text:style-name="T2">İsmini Calculater.vue koyup tamamlayalım .</text:span></text:p>
      <text:p text:style-name="P5">* <text:span text:style-name="T2">Sayfada “sc” + enter yaptığımızda template-script-style dan oluşan iskelet yüklenecektir .</text:span></text:p>
      <text:p text:style-name="P5">* <text:span text:style-name="T2">Template alanında yapacağımız herşey tek bir tag içinde olmalıdır .</text:span></text:p>
      <text:p text:style-name="P5"/>
      <text:p text:style-name="P15"><text:span text:style-name="T4">&lt;</text:span><text:span text:style-name="T6">template</text:span><text:span text:style-name="T4">&gt;</text:span></text:p>
      <text:p text:style-name="P7"><text:soft-page-break/><text:span text:style-name="T3"><text:tab/>&lt;</text:span><text:span text:style-name="T5">div</text:span><text:span text:style-name="T3">&gt;</text:span> </text:p>
      <text:p text:style-name="P7"><text:tab/><text:tab/><text:span text:style-name="T2">Burası Calculater Componenti</text:span>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14"/>
      <text:p text:style-name="P7"><text:span text:style-name="T3">&lt;</text:span><text:span text:style-name="T5">script</text:span><text:span text:style-name="T3">&gt;</text:span></text:p>
      <text:p text:style-name="P7"><text:span text:style-name="T5"><text:tab/>export</text:span> <text:span text:style-name="T5">default</text:span> {</text:p>
      <text:p text:style-name="P17"/>
      <text:p text:style-name="P7"><text:tab/>}</text:p>
      <text:p text:style-name="P7"><text:span text:style-name="T3">&lt;/</text:span><text:span text:style-name="T5">script</text:span><text:span text:style-name="T3">&gt;</text:span></text:p>
      <text:p text:style-name="P14"/>
      <text:p text:style-name="P7"><text:span text:style-name="T3">&lt;</text:span><text:span text:style-name="T5">style</text:span><text:span text:style-name="T3">&gt;</text:span></text:p>
      <text:p text:style-name="P7"><text:span text:style-name="T3">&lt;/</text:span><text:span text:style-name="T5">style</text:span><text:span text:style-name="T3">&gt;</text:span></text:p>
      <text:p text:style-name="P7"/>
      <text:p text:style-name="P5"/>
      <text:p text:style-name="P5">* <text:span text:style-name="T2">Bu componenti görebilmemiz için App.vue dosyasının içinde çağırmalıyız .</text:span></text:p>
      <text:p text:style-name="P5">* <text:span text:style-name="T12">Bir de çağırdığımız componenti export default alanında components başlığı içinde belirtmeliyiz .</text:span></text:p>
      <text:p text:style-name="P5">* <text:span text:style-name="T2">App.vue içinde ilk script tagının hemen altında import edelim .</text:span></text:p>
      <text:p text:style-name="P5"/>
      <text:p text:style-name="P6"><text:tab/></text:p>
      <text:p text:style-name="P6"/>
      <text:p text:style-name="P8"><text:span text:style-name="T3">&lt;</text:span><text:span text:style-name="T5">template</text:span><text:span text:style-name="T3">&gt;</text:span></text:p>
      <text:p text:style-name="P7"><text:span text:style-name="T3"><text:tab/>&lt;</text:span><text:span text:style-name="T5">div</text:span> <text:span text:style-name="T9">id</text:span>=<text:span text:style-name="T10">"app"</text:span><text:span text:style-name="T3">&gt;</text:span></text:p>
      <text:p text:style-name="P7"><text:span text:style-name="T3"><text:tab/><text:tab/>&lt;</text:span><text:span text:style-name="T5">Calculater</text:span><text:span text:style-name="T3">/&gt;</text:span>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24"/>
      <text:p text:style-name="P7"><text:span text:style-name="T3">&lt;</text:span><text:span text:style-name="T5">script</text:span><text:span text:style-name="T3">&gt;</text:span></text:p>
      <text:p text:style-name="P7"><text:span text:style-name="T5">import</text:span> Calculater <text:span text:style-name="T5">from</text:span> <text:span text:style-name="T10">'./components/Calculater'</text:span>;</text:p>
      <text:p text:style-name="P14"/>
      <text:p text:style-name="P7"><text:span text:style-name="T5">export</text:span> <text:span text:style-name="T5">default</text:span> {</text:p>
      <text:p text:style-name="P14"><text:span text:style-name="T8"><text:tab/>name: </text:span><text:span text:style-name="T11">'App'</text:span><text:span text:style-name="T8">,</text:span></text:p>
      <text:p text:style-name="P14"/>
      <text:p text:style-name="P7"><text:tab/>components:{</text:p>
      <text:p text:style-name="P7"><text:span text:style-name="T10"><text:tab/><text:tab/>'Calculater'</text:span> : Calculater,</text:p>
      <text:p text:style-name="P7"><text:tab/>}</text:p>
      <text:p text:style-name="P7">}</text:p>
      <text:p text:style-name="P7"><text:span text:style-name="T3">&lt;/</text:span><text:span text:style-name="T5">script</text:span><text:span text:style-name="T3">&gt;</text:span></text:p>
      <text:p text:style-name="P7"><text:span text:style-name="T3"/></text:p>
      <text:p text:style-name="P43"/>
      <text:p text:style-name="P26"/>
      <text:p text:style-name="P16"/>
      <text:p text:style-name="P18">4- Data İçerisinde Tuttuğumuz Veriyi Gösterme</text:p>
      <text:p text:style-name="P18"/>
      <text:p text:style-name="P18">* Export Default alanında template ler içindeki alanların id leri name</text:p>
      <text:p text:style-name="P18">değişkeniyle tutulur .</text:p>
      <text:p text:style-name="P18">* Data alanında değişkenler yazılır .</text:p>
      <text:p text:style-name="P18">* Methods alanına kullanılacak metodlar yazılır .</text:p>
      <text:p text:style-name="P18">* Bunun dışında çağırılan componentleri belirtmek için components vs gibi</text:p>
      <text:p text:style-name="P18">birçok bölüm vardır . </text:p>
      <text:p text:style-name="P18">* Bizim sayfa içinde Data alanındaki değişkenimizi sayfamızda göstermemiz</text:p>
      <text:p text:style-name="P18">oldukça kolaydır .</text:p>
      <text:p text:style-name="P18">* Hemen bir değişken tanımlayıp kendime Hoşgeldin yazdırayım .</text:p>
      <text:p text:style-name="P18">* Hatta bunu HelloWorld componenti içinde yapıp app e yollayayım .</text:p>
      <text:p text:style-name="P18"/>
      <text:p text:style-name="P18"><text:soft-page-break/></text:p>
      <text:p text:style-name="P9"><text:span text:style-name="T3">&lt;</text:span><text:span text:style-name="T5">template</text:span><text:span text:style-name="T3">&gt;</text:span></text:p>
      <text:p text:style-name="P7"><text:span text:style-name="T3"><text:tab/>&lt;</text:span><text:span text:style-name="T5">div</text:span> <text:span text:style-name="T9">id</text:span>=<text:span text:style-name="T10">"helloWorld"</text:span><text:span text:style-name="T3">&gt;</text:span></text:p>
      <text:p text:style-name="P7"><text:tab/>{{yazi}} <text:span text:style-name="T15">&lt;br&gt;</text:span></text:p>
      <text:p text:style-name="P7"><text:tab/>Hoşgeldin {{isim}} 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14"/>
      <text:p text:style-name="P7"><text:span text:style-name="T3">&lt;</text:span><text:span text:style-name="T5">script</text:span><text:span text:style-name="T3">&gt;</text:span></text:p>
      <text:p text:style-name="P7"><text:span text:style-name="T5">export</text:span> <text:span text:style-name="T5">default</text:span> {</text:p>
      <text:p text:style-name="P7"><text:tab/>name : <text:span text:style-name="T10">'helloWorld'</text:span>,</text:p>
      <text:p text:style-name="P7"><text:tab/>data(){</text:p>
      <text:p text:style-name="P7"><text:span text:style-name="T5"><text:tab/><text:tab/>return</text:span>{</text:p>
      <text:p text:style-name="P7"><text:tab/><text:tab/><text:tab/>yazi : <text:span text:style-name="T10">"Burası HelloWorld Componenti"</text:span>,</text:p>
      <text:p text:style-name="P7"><text:tab/><text:tab/><text:tab/>isim : <text:span text:style-name="T10">"FY"</text:span></text:p>
      <text:p text:style-name="P7"><text:tab/><text:tab/>}</text:p>
      <text:p text:style-name="P7"><text:tab/>}</text:p>
      <text:p text:style-name="P7">};</text:p>
      <text:p text:style-name="P7"><text:span text:style-name="T3">&lt;/</text:span><text:span text:style-name="T5">script</text:span><text:span text:style-name="T3">&gt;</text:span></text:p>
      <text:p text:style-name="P24"/>
      <text:p text:style-name="P7"><text:span text:style-name="T3">&lt;</text:span><text:span text:style-name="T5">style</text:span><text:span text:style-name="T3">&gt;</text:span></text:p>
      <text:p text:style-name="P7"><text:span text:style-name="T3">&lt;/</text:span><text:span text:style-name="T5">style</text:span><text:span text:style-name="T3">&gt;</text:span></text:p>
      <text:p text:style-name="P18"/>
      <text:p text:style-name="P18">* <text:span text:style-name="T13">Data alanında 2 tane değişken döndürdüm .</text:span></text:p>
      <text:p text:style-name="P18">* <text:span text:style-name="T13">Bunları Template alanında <text:s/>{{}} içerisinde kullanabildim .</text:span></text:p>
      <text:p text:style-name="P18">* <text:span text:style-name="T13">Data içinde değişkenler arasına virgül koymayı unutmayalım .</text:span></text:p>
      <text:p text:style-name="P18">* <text:span text:style-name="T14">Son olarak App.vue içinde düzenleme yapıp yalnızca HelloWorld</text:span></text:p>
      <text:p text:style-name="P19">componentini çağırıyorum</text:p>
      <text:p text:style-name="P19"/>
      <text:p text:style-name="P10"><text:span text:style-name="T3">&lt;</text:span><text:span text:style-name="T5">template</text:span><text:span text:style-name="T3">&gt;</text:span></text:p>
      <text:p text:style-name="P7"><text:span text:style-name="T3"><text:tab/>&lt;</text:span><text:span text:style-name="T5">div</text:span> <text:span text:style-name="T9">id</text:span>=<text:span text:style-name="T10">"app"</text:span><text:span text:style-name="T3">&gt;<text:tab/></text:span></text:p>
      <text:p text:style-name="P7"><text:span text:style-name="T3"><text:tab/><text:tab/>&lt;</text:span><text:span text:style-name="T5">HelloWorld</text:span><text:span text:style-name="T3">/&gt;</text:span>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24"/>
      <text:p text:style-name="P7"><text:span text:style-name="T3">&lt;</text:span><text:span text:style-name="T5">script</text:span><text:span text:style-name="T3">&gt;</text:span></text:p>
      <text:p text:style-name="P7"><text:span text:style-name="T5">import</text:span> HelloWorld <text:span text:style-name="T5">from</text:span> <text:span text:style-name="T10">'./components/HelloWorld'</text:span>;</text:p>
      <text:p text:style-name="P14"/>
      <text:p text:style-name="P7"><text:span text:style-name="T5">export</text:span> <text:span text:style-name="T5">default</text:span> {</text:p>
      <text:p text:style-name="P14"><text:span text:style-name="T8"><text:tab/>name: </text:span><text:span text:style-name="T11">'App'</text:span><text:span text:style-name="T8">,</text:span></text:p>
      <text:p text:style-name="P7"><text:tab/>components:{</text:p>
      <text:p text:style-name="P7"><text:span text:style-name="T10"><text:tab/><text:tab/>'HelloWorld'</text:span> : HelloWorld</text:p>
      <text:p text:style-name="P7"><text:tab/>}</text:p>
      <text:p text:style-name="P7">}</text:p>
      <text:p text:style-name="P7"/>
      <text:p text:style-name="P7"><text:span text:style-name="T3">&lt;/</text:span><text:span text:style-name="T5">script</text:span><text:span text:style-name="T3">&gt;</text:span></text:p>
      <text:p text:style-name="P19"/>
      <text:p text:style-name="P44"/>
      <text:p text:style-name="P19"/>
      <text:p text:style-name="P19"/>
      <text:p text:style-name="P20">5- Methods Kısmında Datadaki Verileri Birleştirme</text:p>
      <text:p text:style-name="P20"/>
      <text:p text:style-name="P20">* UserList componentinden devam edelim .</text:p>
      <text:p text:style-name="P20">* Export default alanında Data içerisinde firstName , lastName ve mailAddress alanları</text:p>
      <text:p text:style-name="P20">açıp returnleyelim . </text:p>
      <text:p text:style-name="P20"><text:soft-page-break/>* Name ve Data nın ardından bir de Methods başlığı açıp userInfo adında bir fonksiyon</text:p>
      <text:p text:style-name="P20">yaratalım .</text:p>
      <text:p text:style-name="P20">* Bu fonksiyonun sonucunda datadaki verileri (this koyarak) çekip birleştirelim .</text:p>
      <text:p text:style-name="P20">* Template <text:span text:style-name="T16">tagi içini sonuçları daha düzenli görmek için düzenleyelim .</text:span></text:p>
      <text:p text:style-name="P20">* <text:span text:style-name="T16">Burada metod sonucunu göstermek için parantez aç-kapa yapmayı unutmayın .</text:span></text:p>
      <text:p text:style-name="P20"/>
      <text:p text:style-name="P11"><text:span text:style-name="T3">&lt;</text:span><text:span text:style-name="T5">template</text:span><text:span text:style-name="T3">&gt;</text:span></text:p>
      <text:p text:style-name="P7"><text:span text:style-name="T3"><text:tab/>&lt;</text:span><text:span text:style-name="T5">div</text:span> <text:span text:style-name="T9">id</text:span>=<text:span text:style-name="T10">"userList"</text:span><text:span text:style-name="T3">&gt;</text:span></text:p>
      <text:p text:style-name="P7"><text:span text:style-name="T3"><text:tab/><text:tab/>&lt;</text:span><text:span text:style-name="T5">p</text:span><text:span text:style-name="T3">&gt;</text:span>First Name :{{firstName}}<text:span text:style-name="T3">&lt;/</text:span><text:span text:style-name="T5">p</text:span><text:span text:style-name="T3">&gt;</text:span></text:p>
      <text:p text:style-name="P7"><text:span text:style-name="T3"><text:tab/><text:tab/>&lt;</text:span><text:span text:style-name="T5">p</text:span><text:span text:style-name="T3">&gt;</text:span>Last Name :{{lastName}}<text:span text:style-name="T3">&lt;/</text:span><text:span text:style-name="T5">p</text:span><text:span text:style-name="T3">&gt;</text:span></text:p>
      <text:p text:style-name="P7"><text:span text:style-name="T3"><text:tab/><text:tab/>&lt;</text:span><text:span text:style-name="T5">p</text:span><text:span text:style-name="T3">&gt;</text:span>Mail Address :{{mailAddress}}<text:span text:style-name="T3">&lt;/</text:span><text:span text:style-name="T5">p</text:span><text:span text:style-name="T3">&gt;</text:span></text:p>
      <text:p text:style-name="P14"><text:span text:style-name="T4"><text:tab/><text:tab/>&lt;</text:span><text:span text:style-name="T6">p</text:span><text:span text:style-name="T4">&gt;</text:span><text:span text:style-name="T8">FULL INFO FROM METHODS :{{userInfo()}}</text:span><text:span text:style-name="T4">&lt;/</text:span><text:span text:style-name="T6">p</text:span><text:span text:style-name="T4">&gt;</text:span><text:span text:style-name="T8"> </text:span>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14"/>
      <text:p text:style-name="P7"><text:span text:style-name="T3">&lt;</text:span><text:span text:style-name="T5">script</text:span><text:span text:style-name="T3">&gt;</text:span></text:p>
      <text:p text:style-name="P7"><text:span text:style-name="T5"><text:tab/>export</text:span> <text:span text:style-name="T5">default</text:span> {</text:p>
      <text:p text:style-name="P7"><text:tab/><text:tab/>name :<text:span text:style-name="T10">'userList'</text:span>, </text:p>
      <text:p text:style-name="P7"><text:tab/><text:tab/>data(){</text:p>
      <text:p text:style-name="P7"><text:span text:style-name="T5"><text:tab/><text:tab/><text:tab/></text:span><text:span text:style-name="T7">r</text:span><text:span text:style-name="T5">eturn</text:span>{</text:p>
      <text:p text:style-name="P7"><text:tab/><text:tab/><text:tab/><text:tab/>firstName : <text:span text:style-name="T10">"Furkan"</text:span>,</text:p>
      <text:p text:style-name="P7"><text:tab/><text:tab/><text:tab/><text:tab/>lastName : <text:span text:style-name="T10">"Yıldız"</text:span>,</text:p>
      <text:p text:style-name="P7"><text:tab/><text:tab/><text:tab/><text:tab/>mailAddress : <text:span text:style-name="T10">"info@frknyldz.com"</text:span></text:p>
      <text:p text:style-name="P7"><text:tab/><text:tab/><text:tab/>}</text:p>
      <text:p text:style-name="P7"><text:tab/><text:tab/>},</text:p>
      <text:p text:style-name="P7"/>
      <text:p text:style-name="P7"><text:tab/>methods:{</text:p>
      <text:p text:style-name="P7"><text:tab/><text:tab/>userInfo: <text:span text:style-name="T5">function</text:span>(){</text:p>
      <text:p text:style-name="P7"><text:span text:style-name="T5"><text:tab/><text:tab/><text:tab/>return</text:span> <text:span text:style-name="T5">this</text:span>.firstName +<text:span text:style-name="T10">" "</text:span>+ <text:span text:style-name="T5">this</text:span>.lastName+ <text:span text:style-name="T10">" "</text:span>+ <text:span text:style-name="T5">this</text:span>.mailAddress;</text:p>
      <text:p text:style-name="P7"><text:tab/><text:tab/>}</text:p>
      <text:p text:style-name="P7"><text:tab/>}</text:p>
      <text:p text:style-name="P7">};</text:p>
      <text:p text:style-name="P7"><text:span text:style-name="T3">&lt;/</text:span><text:span text:style-name="T5">script</text:span><text:span text:style-name="T3">&gt;</text:span></text:p>
      <text:p text:style-name="P26"/>
      <text:p text:style-name="P14"><text:span text:style-name="T4">&lt;</text:span><text:span text:style-name="T6">style</text:span><text:span text:style-name="T4">&gt;</text:span></text:p>
      <text:p text:style-name="P7"><text:span text:style-name="T3">&lt;/</text:span><text:span text:style-name="T5">style</text:span><text:span text:style-name="T3">&gt;</text:span></text:p>
      <text:p text:style-name="P7"/>
      <text:p text:style-name="P20">* <text:span text:style-name="T16">App.vue içerisinde herangi bir değişiklik yapmamıza gerek yok .</text:span></text:p>
      <text:p text:style-name="P20"/>
      <text:p text:style-name="P45"/>
      <text:p text:style-name="P20"/>
      <text:p text:style-name="P20"/>
      <text:p text:style-name="P21">6- <text:s/>V-Model ve <text:s/>Computed Alanı </text:p>
      <text:p text:style-name="P21"/>
      <text:p text:style-name="P21">* V-model yapısı on-load metodları tarzı çalışıp anlık olarak etki yaratmak</text:p>
      <text:p text:style-name="P21">için kullanılır .</text:p>
      <text:p text:style-name="P21">* Eğer bir input ile data bölümünden bir değişken baz alınırsa inputta</text:p>
      <text:p text:style-name="P21">yapılan değişiklik dataya da direkt olarak etki edecektir .</text:p>
      <text:p text:style-name="P21">* Bunun için bir örnek yapalım .</text:p>
      <text:p text:style-name="P21">* Template alanımızda 2 tane input alanı açıp datamızdaki firstName ve</text:p>
      <text:p text:style-name="P21">lastName i v-model ile alalım . </text:p>
      <text:p text:style-name="P21">* İnput alanında yaptığımız değişikliğin etkisini görmek için bir computed</text:p>
      <text:p text:style-name="P21">alanında bu değişikliği izleyen bir fonksiyon yazalım .</text:p>
      <text:p text:style-name="P21">* İnput alanının altına da bir paragrafla bu değişikliği gösterelim .</text:p>
      <text:p text:style-name="P21"/>
      <text:p text:style-name="P12"><text:span text:style-name="T3">&lt;</text:span><text:span text:style-name="T5">template</text:span><text:span text:style-name="T3">&gt;</text:span></text:p>
      <text:p text:style-name="P7"><text:soft-page-break/><text:span text:style-name="T3"><text:tab/>&lt;</text:span><text:span text:style-name="T5">div</text:span> <text:span text:style-name="T9">id</text:span>=<text:span text:style-name="T10">"userList"</text:span><text:span text:style-name="T3">&gt;</text:span></text:p>
      <text:p text:style-name="P7"><text:span text:style-name="T3"><text:tab/><text:tab/>&lt;</text:span><text:span text:style-name="T5">input</text:span> <text:span text:style-name="T9">type</text:span>=<text:span text:style-name="T10">"text"</text:span> <text:span text:style-name="T9">v-model</text:span>="firstName"<text:span text:style-name="T3">&gt;</text:span> </text:p>
      <text:p text:style-name="P7"><text:span text:style-name="T3"><text:tab/><text:tab/>&lt;</text:span><text:span text:style-name="T5">input</text:span> <text:span text:style-name="T9">type</text:span>=<text:span text:style-name="T10">"text"</text:span> <text:span text:style-name="T9">v-model</text:span>="lastName"<text:span text:style-name="T3">&gt;</text:span></text:p>
      <text:p text:style-name="P7"><text:span text:style-name="T3"><text:tab/><text:tab/>&lt;</text:span><text:span text:style-name="T5">p</text:span><text:span text:style-name="T3">&gt;</text:span>{{fullName}}<text:span text:style-name="T3">&lt;/</text:span><text:span text:style-name="T5">p</text:span><text:span text:style-name="T3">&gt;</text:span>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14"/>
      <text:p text:style-name="P7"><text:span text:style-name="T3">&lt;</text:span><text:span text:style-name="T5">script</text:span><text:span text:style-name="T3">&gt;</text:span></text:p>
      <text:p text:style-name="P7"><text:span text:style-name="T5"><text:tab/>export</text:span> <text:span text:style-name="T5">default</text:span> {</text:p>
      <text:p text:style-name="P7"><text:tab/><text:tab/>name :<text:span text:style-name="T10">'userList'</text:span>, </text:p>
      <text:p text:style-name="P7"><text:tab/><text:tab/>data(){</text:p>
      <text:p text:style-name="P7"><text:span text:style-name="T5"><text:tab/><text:tab/><text:tab/>return</text:span>{</text:p>
      <text:p text:style-name="P7"><text:tab/><text:tab/><text:tab/><text:tab/>firstName : <text:span text:style-name="T10">"Furkan"</text:span>,</text:p>
      <text:p text:style-name="P7"><text:tab/><text:tab/><text:tab/><text:tab/>lastName : <text:span text:style-name="T10">"Yıldız"</text:span>,</text:p>
      <text:p text:style-name="P7"><text:tab/><text:tab/><text:tab/><text:tab/>mailAddress : <text:span text:style-name="T10">"info@frknyldz.com"</text:span></text:p>
      <text:p text:style-name="P7"><text:tab/><text:tab/><text:tab/>}</text:p>
      <text:p text:style-name="P7"><text:tab/><text:tab/>},</text:p>
      <text:p text:style-name="P7"><text:tab/><text:tab/>computed:{</text:p>
      <text:p text:style-name="P7"><text:tab/><text:tab/><text:tab/>fullName:<text:span text:style-name="T5">function</text:span>(){</text:p>
      <text:p text:style-name="P7"><text:span text:style-name="T5"><text:tab/><text:tab/><text:tab/><text:tab/>return</text:span> <text:span text:style-name="T5">this</text:span>.firstName + <text:span text:style-name="T10">" "</text:span> + <text:span text:style-name="T5">this</text:span>.lastName ;</text:p>
      <text:p text:style-name="P7"><text:tab/><text:tab/><text:tab/>} </text:p>
      <text:p text:style-name="P7"><text:tab/><text:tab/>},</text:p>
      <text:p text:style-name="P7"><text:tab/>};</text:p>
      <text:p text:style-name="P14"><text:span text:style-name="T4">&lt;/</text:span><text:span text:style-name="T6">script</text:span><text:span text:style-name="T4">&gt;</text:span></text:p>
      <text:p text:style-name="P26"/>
      <text:p text:style-name="P7"><text:span text:style-name="T3">&lt;</text:span><text:span text:style-name="T5">style</text:span><text:span text:style-name="T3">&gt;</text:span></text:p>
      <text:p text:style-name="P7"><text:span text:style-name="T3">&lt;/</text:span><text:span text:style-name="T5">style</text:span><text:span text:style-name="T3">&gt;</text:span></text:p>
      <text:p text:style-name="P7"><text:span text:style-name="T3"/></text:p>
      <text:p text:style-name="P7"/>
      <text:p text:style-name="P46"/>
      <text:p text:style-name="P21"/>
      <text:p text:style-name="P21"/>
      <text:p text:style-name="P22">7- <text:span text:style-name="T17">Click Eventler </text:span></text:p>
      <text:p text:style-name="P22"/>
      <text:p text:style-name="P22">* <text:span text:style-name="T17">Calculater componentimize geçip template alanında bir buton oluşturalım .</text:span></text:p>
      <text:p text:style-name="P22">* <text:span text:style-name="T17">Butona v-on:click=”displayNumber” girelim ve butona isim verelim .</text:span></text:p>
      <text:p text:style-name="P22">* <text:span text:style-name="T17">Data nın içinde boş bir total değişkeniyle beraber 2 tane de sayı değişkeni</text:span></text:p>
      <text:p text:style-name="P23">yazalım . </text:p>
      <text:p text:style-name="P23">* <text:span text:style-name="T18">Modüler olması için sayıları inputla değiştirilebilir yapalım .</text:span></text:p>
      <text:p text:style-name="P23">* Şimdi bu sayılları toplayacak olan metodu yazalım .</text:p>
      <text:p text:style-name="P23">* Amacaımız butona tıklandığında bir metod çalıştırmak sonuç olarak da toplamlarını</text:p>
      <text:p text:style-name="P23">görmek .</text:p>
      <text:p text:style-name="P23">* <text:span text:style-name="T18">En son string olarak görmemesi için metod içinde parseInt kullanmamız gerekecektir .</text:span></text:p>
      <text:p text:style-name="P23">* <text:span text:style-name="T19">App.vue içinde Calculater componentini çağırmayı unutmayalım .</text:span></text:p>
      <text:p text:style-name="P23"/>
      <text:p text:style-name="P23"/>
      <text:p text:style-name="P13"><text:span text:style-name="T3">&lt;</text:span><text:span text:style-name="T5">template</text:span><text:span text:style-name="T3">&gt;</text:span></text:p>
      <text:p text:style-name="P7"><text:span text:style-name="T3"><text:tab/>&lt;</text:span><text:span text:style-name="T5">div</text:span> <text:span text:style-name="T9">id</text:span>=<text:span text:style-name="T10">"calc"</text:span><text:span text:style-name="T3">&gt;</text:span></text:p>
      <text:p text:style-name="P7"><text:span text:style-name="T3"><text:tab/><text:tab/>&lt;</text:span><text:span text:style-name="T5">input</text:span> <text:span text:style-name="T9">type</text:span>=<text:span text:style-name="T10">"text"</text:span> <text:span text:style-name="T9">v-model</text:span>="number1"<text:span text:style-name="T3">&gt;</text:span> </text:p>
      <text:p text:style-name="P7"><text:span text:style-name="T3"><text:tab/><text:tab/>&lt;</text:span><text:span text:style-name="T5">input</text:span> <text:span text:style-name="T9">type</text:span>=<text:span text:style-name="T10">"text"</text:span> <text:span text:style-name="T9">v-model</text:span>="number2"<text:span text:style-name="T3">&gt;</text:span></text:p>
      <text:p text:style-name="P7"><text:span text:style-name="T3"><text:tab/><text:tab/>&lt;</text:span><text:span text:style-name="T5">button</text:span> <text:span text:style-name="T9">v-on</text:span>:<text:span text:style-name="T9">click</text:span>="sumToNumber"<text:span text:style-name="T3">&gt;</text:span> TOPLA<text:span text:style-name="T3">&lt;/</text:span><text:span text:style-name="T5">button</text:span><text:span text:style-name="T3">&gt;</text:span></text:p>
      <text:p text:style-name="P7"><text:span text:style-name="T3"><text:tab/><text:tab/>&lt;</text:span><text:span text:style-name="T5">p</text:span><text:span text:style-name="T3">&gt;</text:span>SONUÇ : {{total}}<text:span text:style-name="T3">&lt;/</text:span><text:span text:style-name="T5">p</text:span><text:span text:style-name="T3">&gt;</text:span></text:p>
      <text:p text:style-name="P7"><text:span text:style-name="T3"><text:tab/>&lt;/</text:span><text:span text:style-name="T5">div</text:span><text:span text:style-name="T3">&gt;</text:span></text:p>
      <text:p text:style-name="P7"><text:span text:style-name="T3">&lt;/</text:span><text:span text:style-name="T5">template</text:span><text:span text:style-name="T3">&gt;</text:span></text:p>
      <text:p text:style-name="P14"/>
      <text:p text:style-name="P7"><text:span text:style-name="T3">&lt;</text:span><text:span text:style-name="T5">script</text:span><text:span text:style-name="T3">&gt;</text:span></text:p>
      <text:p text:style-name="P7"><text:span text:style-name="T5"><text:tab/>export</text:span> <text:span text:style-name="T5">default</text:span> {</text:p>
      <text:p text:style-name="P7"><text:soft-page-break/><text:tab/><text:tab/>name :<text:span text:style-name="T10">'calc'</text:span>, </text:p>
      <text:p text:style-name="P7"><text:tab/><text:tab/>data(){</text:p>
      <text:p text:style-name="P7"><text:span text:style-name="T5"><text:tab/><text:tab/><text:tab/>return</text:span>{</text:p>
      <text:p text:style-name="P7"><text:tab/><text:tab/><text:tab/><text:tab/>number1 : <text:span text:style-name="T20">16</text:span>,</text:p>
      <text:p text:style-name="P7"><text:tab/><text:tab/><text:tab/><text:tab/>number2 : <text:span text:style-name="T20">17</text:span>,</text:p>
      <text:p text:style-name="P7"><text:tab/><text:tab/><text:tab/><text:tab/>total : <text:span text:style-name="T10">''</text:span></text:p>
      <text:p text:style-name="P7"><text:tab/><text:tab/><text:tab/>}</text:p>
      <text:p text:style-name="P7"><text:tab/><text:tab/>},</text:p>
      <text:p text:style-name="P7"><text:tab/><text:tab/>methods:{</text:p>
      <text:p text:style-name="P7"><text:tab/><text:tab/><text:tab/>sumToNumber : <text:span text:style-name="T5">function</text:span>(){</text:p>
      <text:p text:style-name="P7"><text:span text:style-name="T5"><text:tab/><text:tab/><text:tab/><text:tab/>return</text:span> <text:span text:style-name="T5">this</text:span>.total = parseInt(<text:span text:style-name="T5">this</text:span>.number1)+parseInt(<text:span text:style-name="T5">this</text:span>.number2);</text:p>
      <text:p text:style-name="P7"><text:tab/><text:tab/><text:tab/>}</text:p>
      <text:p text:style-name="P7"><text:tab/><text:tab/>}</text:p>
      <text:p text:style-name="P7"><text:tab/>};</text:p>
      <text:p text:style-name="P7"><text:span text:style-name="T3">&lt;/</text:span><text:span text:style-name="T5">script</text:span><text:span text:style-name="T3">&gt;</text:span></text:p>
      <text:p text:style-name="P24"/>
      <text:p text:style-name="P7"><text:span text:style-name="T3">&lt;</text:span><text:span text:style-name="T5">style</text:span><text:span text:style-name="T3">&gt;</text:span></text:p>
      <text:p text:style-name="P7"><text:span text:style-name="T3">&lt;/</text:span><text:span text:style-name="T5">style</text:span><text:span text:style-name="T3">&gt;</text:span></text:p>
      <text:p text:style-name="P7"><text:span text:style-name="T3"/></text:p>
      <text:p text:style-name="P23"/>
      <text:p text:style-name="P4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8:39:44.322510591</meta:creation-date>
    <meta:generator>LibreOffice/6.0.7.3$Linux_X86_64 LibreOffice_project/00m0$Build-3</meta:generator>
    <dc:date>2019-07-21T03:39:12.039096737</dc:date>
    <meta:editing-duration>PT2H50M47S</meta:editing-duration>
    <meta:editing-cycles>31</meta:editing-cycles>
    <meta:document-statistic meta:table-count="0" meta:image-count="0" meta:object-count="0" meta:page-count="6" meta:paragraph-count="224" meta:word-count="883" meta:character-count="6345" meta:non-whitespace-character-count="5435"/>
  </office:meta>
</office:document-meta>
</file>